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4-01-04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3-01-0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2-01-19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1-02-0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21-01-05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9-12-2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8-12-1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6-12-27 17:1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5-12-21 20:3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3-12-17 18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3-01-04 15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2-01-04 14:4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1-01-05 14:1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10-01-12 17:5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9-01-06 16:49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6-12-27 17:1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01000836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